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ernal Father, Strong to Save</text:p>
      <text:p text:style-name="P1"/>
      <text:p text:style-name="P3">Eternal Father, strong to save,</text:p>
      <text:p text:style-name="P3">Whose arm hath bound the restless wave,</text:p>
      <text:p text:style-name="P3">Who bids the mighty ocean deep</text:p>
      <text:p text:style-name="P3">Its own appointed limits keep:</text:p>
      <text:p text:style-name="P3">O hear us when we cry to Thee</text:p>
      <text:p text:style-name="P3">For those in peril on the sea.</text:p>
      <text:p text:style-name="P3"/>
      <text:p text:style-name="P3">O Christ the Lord of hill and plain</text:p>
      <text:p text:style-name="P3">O'er which our traffic runs amain</text:p>
      <text:p text:style-name="P3">By mountain pass or valley low:</text:p>
      <text:p text:style-name="P3">Wherever, Lord, our brethren go,</text:p>
      <text:p text:style-name="P3">Protect them by Thy guiding hand</text:p>
      <text:p text:style-name="P3">From every peril on the land.</text:p>
      <text:p text:style-name="P3"/>
      <text:p text:style-name="P3">O Spirit, whom the Father sent</text:p>
      <text:p text:style-name="P3">To spread abroad the firmament:</text:p>
      <text:p text:style-name="P3">O wind of heaven, by thy might</text:p>
      <text:p text:style-name="P3">Save all who dare the eagle's flight,</text:p>
      <text:p text:style-name="P3">And keep them by Thy watchful care</text:p>
      <text:p text:style-name="P3">From every peril in the air.</text:p>
      <text:p text:style-name="P3"/>
      <text:p text:style-name="P3">O Trinity of love and power,</text:p>
      <text:p text:style-name="P3">Our brethren shield in danger's hour:</text:p>
      <text:p text:style-name="P3">From rock and tempest, fire and foe,</text:p>
      <text:p text:style-name="P3">Protect them wheresoe'r they go;</text:p>
      <text:p text:style-name="P3">Thus evermore shall rise to Thee</text:p>
      <text:p text:style-name="P3">Glad praise from air and land and sea.</text:p>
      <text:p text:style-name="P3"/>
      <text:p text:style-name="P3"/>
      <text:p text:style-name="P3">Composer: John Bacchus Dykes</text:p>
      <text:p text:style-name="P3">Lyricist: William Whiting (stanzas 1, 4)</text:p>
      <text:p text:style-name="P3"><text:tab/><text:tab/><text:tab/>Robert Nelson Spencer (stanzas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20:07:20</meta:creation-date>
    <meta:editing-duration>PT10M9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8" meta:word-count="172" meta:character-count="911"/>
    <dc:date>2018-12-15T20:17:28</dc:date>
    <dc:creator>Hank Warren</dc:creator>
    <meta:template xlink:type="simple" xlink:actuate="onRequest" xlink:title="TubaHymn" xlink:href="../../../../../../Library/Application%20Support/OpenOffice/4/user/template/TubaHymn.ott" meta:date="2018-12-15T20:07:20"/>
  </office:meta>
</office:document-meta>
</file>